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002000005BA000002C8282DC871.eps"/>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fo:keep-with-next="always"/>
    </style:style>
    <style:style style:name="Table1.A" style:family="table-column">
      <style:table-column-properties style:column-width="2.725in" style:rel-column-width="25788*"/>
    </style:style>
    <style:style style:name="Table1.B" style:family="table-column">
      <style:table-column-properties style:column-width="2.691in" style:rel-column-width="25466*"/>
    </style:style>
    <style:style style:name="Table1.C" style:family="table-column">
      <style:table-column-properties style:column-width="1.509in" style:rel-column-width="14281*"/>
    </style:style>
    <style:style style:name="Table1.1" style:family="table-row">
      <style:table-row-properties style:keep-together="false" fo:keep-together="always"/>
    </style:style>
    <style:style style:name="Table1.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1.C1" style:family="table-cell" style:data-style-name="N5100">
      <style:table-cell-properties fo:background-color="#000000" fo:padding="0.0403in" fo:border="0.0007in solid #000000">
        <style:background-image/>
      </style:table-cell-properties>
    </style:style>
    <style:style style:name="Table1.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1.B2" style:family="table-cell">
      <style:table-cell-properties fo:background-color="#ffffff" fo:padding="0.0403in" fo:border-left="0.0007in solid #000000" fo:border-right="none" fo:border-top="none" fo:border-bottom="0.0007in solid #000000">
        <style:background-image/>
      </style:table-cell-properties>
    </style:style>
    <style:style style:name="Table1.C2"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2" style:family="table">
      <style:table-properties style:width="6.925in" table:align="margins" fo:keep-with-next="always"/>
    </style:style>
    <style:style style:name="Table2.A" style:family="table-column">
      <style:table-column-properties style:column-width="2.191in" style:rel-column-width="20734*"/>
    </style:style>
    <style:style style:name="Table2.B" style:family="table-column">
      <style:table-column-properties style:column-width="3.209in" style:rel-column-width="30368*"/>
    </style:style>
    <style:style style:name="Table2.C" style:family="table-column">
      <style:table-column-properties style:column-width="1.525in" style:rel-column-width="14433*"/>
    </style:style>
    <style:style style:name="Table2.1" style:family="table-row">
      <style:table-row-properties style:keep-together="false" fo:keep-together="always"/>
    </style:style>
    <style:style style:name="Table2.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2.C1" style:family="table-cell" style:data-style-name="N5100">
      <style:table-cell-properties fo:background-color="#000000" fo:padding="0.0403in" fo:border="0.0007in solid #000000">
        <style:background-image/>
      </style:table-cell-properties>
    </style:style>
    <style:style style:name="Table2.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2.B2" style:family="table-cell">
      <style:table-cell-properties fo:background-color="#ffffff" fo:padding="0.0403in" fo:border-left="0.0007in solid #000000" fo:border-right="none" fo:border-top="none" fo:border-bottom="0.0007in solid #000000">
        <style:background-image/>
      </style:table-cell-properties>
    </style:style>
    <style:style style:name="Table2.C2"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4" style:family="table">
      <style:table-properties style:width="6.925in" table:align="margins" fo:keep-with-next="always"/>
    </style:style>
    <style:style style:name="Table4.A" style:family="table-column">
      <style:table-column-properties style:column-width="1.9in" style:rel-column-width="17980*"/>
    </style:style>
    <style:style style:name="Table4.B" style:family="table-column">
      <style:table-column-properties style:column-width="1.8583in" style:rel-column-width="17586*"/>
    </style:style>
    <style:style style:name="Table4.C" style:family="table-column">
      <style:table-column-properties style:column-width="3.1667in" style:rel-column-width="29969*"/>
    </style:style>
    <style:style style:name="Table4.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4.C1" style:family="table-cell" style:data-style-name="N5100">
      <style:table-cell-properties fo:background-color="#000000" fo:padding="0.0403in" fo:border="0.0007in solid #000000">
        <style:background-image/>
      </style:table-cell-properties>
    </style:style>
    <style:style style:name="Table4.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4.B2" style:family="table-cell">
      <style:table-cell-properties fo:background-color="#ffffff" fo:padding="0.0403in" fo:border-left="0.0007in solid #000000" fo:border-right="none" fo:border-top="none" fo:border-bottom="0.0007in solid #000000">
        <style:background-image/>
      </style:table-cell-properties>
    </style:style>
    <style:style style:name="Table4.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4.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3" style:family="table">
      <style:table-properties style:width="6.925in" table:align="margins" fo:keep-with-next="always"/>
    </style:style>
    <style:style style:name="Table3.A" style:family="table-column">
      <style:table-column-properties style:column-width="1.9in" style:rel-column-width="17980*"/>
    </style:style>
    <style:style style:name="Table3.B" style:family="table-column">
      <style:table-column-properties style:column-width="1.8583in" style:rel-column-width="17586*"/>
    </style:style>
    <style:style style:name="Table3.C" style:family="table-column">
      <style:table-column-properties style:column-width="3.1667in" style:rel-column-width="29969*"/>
    </style:style>
    <style:style style:name="Table3.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3.C1" style:family="table-cell" style:data-style-name="N5100">
      <style:table-cell-properties fo:background-color="#000000" fo:padding="0.0403in" fo:border="0.0007in solid #000000">
        <style:background-image/>
      </style:table-cell-properties>
    </style:style>
    <style:style style:name="Table3.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3.B2" style:family="table-cell">
      <style:table-cell-properties fo:background-color="#ffffff" fo:padding="0.0403in" fo:border-left="0.0007in solid #000000" fo:border-right="none" fo:border-top="none" fo:border-bottom="0.0007in solid #000000">
        <style:background-image/>
      </style:table-cell-properties>
    </style:style>
    <style:style style:name="Table3.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3.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5" style:family="table">
      <style:table-properties style:width="6.925in" table:align="margins" fo:keep-with-next="always"/>
    </style:style>
    <style:style style:name="Table5.A" style:family="table-column">
      <style:table-column-properties style:column-width="1.9in" style:rel-column-width="17980*"/>
    </style:style>
    <style:style style:name="Table5.B" style:family="table-column">
      <style:table-column-properties style:column-width="1.8583in" style:rel-column-width="17586*"/>
    </style:style>
    <style:style style:name="Table5.C" style:family="table-column">
      <style:table-column-properties style:column-width="3.1667in" style:rel-column-width="29969*"/>
    </style:style>
    <style:style style:name="Table5.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5.C1" style:family="table-cell" style:data-style-name="N5100">
      <style:table-cell-properties fo:background-color="#000000" fo:padding="0.0403in" fo:border="0.0007in solid #000000">
        <style:background-image/>
      </style:table-cell-properties>
    </style:style>
    <style:style style:name="Table5.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5.B2" style:family="table-cell">
      <style:table-cell-properties fo:background-color="#ffffff" fo:padding="0.0403in" fo:border-left="0.0007in solid #000000" fo:border-right="none" fo:border-top="none" fo:border-bottom="0.0007in solid #000000">
        <style:background-image/>
      </style:table-cell-properties>
    </style:style>
    <style:style style:name="Table5.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5.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6" style:family="table">
      <style:table-properties style:width="6.925in" table:align="margins" fo:keep-with-next="always"/>
    </style:style>
    <style:style style:name="Table6.A" style:family="table-column">
      <style:table-column-properties style:column-width="1.9in" style:rel-column-width="17980*"/>
    </style:style>
    <style:style style:name="Table6.B" style:family="table-column">
      <style:table-column-properties style:column-width="1.8583in" style:rel-column-width="17586*"/>
    </style:style>
    <style:style style:name="Table6.C" style:family="table-column">
      <style:table-column-properties style:column-width="3.1667in" style:rel-column-width="29969*"/>
    </style:style>
    <style:style style:name="Table6.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6.C1" style:family="table-cell" style:data-style-name="N5100">
      <style:table-cell-properties fo:background-color="#000000" fo:padding="0.0403in" fo:border="0.0007in solid #000000">
        <style:background-image/>
      </style:table-cell-properties>
    </style:style>
    <style:style style:name="Table6.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6.B2" style:family="table-cell">
      <style:table-cell-properties fo:background-color="#ffffff" fo:padding="0.0403in" fo:border-left="0.0007in solid #000000" fo:border-right="none" fo:border-top="none" fo:border-bottom="0.0007in solid #000000">
        <style:background-image/>
      </style:table-cell-properties>
    </style:style>
    <style:style style:name="Table6.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6.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7" style:family="table">
      <style:table-properties style:width="6.925in" table:align="margins" fo:keep-with-next="always"/>
    </style:style>
    <style:style style:name="Table7.A" style:family="table-column">
      <style:table-column-properties style:column-width="1.9in" style:rel-column-width="17980*"/>
    </style:style>
    <style:style style:name="Table7.B" style:family="table-column">
      <style:table-column-properties style:column-width="1.8583in" style:rel-column-width="17586*"/>
    </style:style>
    <style:style style:name="Table7.C" style:family="table-column">
      <style:table-column-properties style:column-width="3.1667in" style:rel-column-width="29969*"/>
    </style:style>
    <style:style style:name="Table7.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7.C1" style:family="table-cell" style:data-style-name="N5100">
      <style:table-cell-properties fo:background-color="#000000" fo:padding="0.0403in" fo:border="0.0007in solid #000000">
        <style:background-image/>
      </style:table-cell-properties>
    </style:style>
    <style:style style:name="Table7.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7.B2" style:family="table-cell">
      <style:table-cell-properties fo:background-color="#ffffff" fo:padding="0.0403in" fo:border-left="0.0007in solid #000000" fo:border-right="none" fo:border-top="none" fo:border-bottom="0.0007in solid #000000">
        <style:background-image/>
      </style:table-cell-properties>
    </style:style>
    <style:style style:name="Table7.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7.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P1" style:family="paragraph" style:parent-style-name="Text_20_body">
      <style:text-properties fo:language="en" fo:country="GB"/>
    </style:style>
    <style:style style:name="P2" style:family="paragraph" style:parent-style-name="Table_20_Contents">
      <style:paragraph-properties fo:text-align="start" style:justify-single-word="false"/>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list-style-name="L1">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list-style-name="L2">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list-style-name="L3">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list-style-name="L4">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list-style-name="L5">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list-style-name="L6">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font-name="Thorndale" fo:font-size="12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P11" style:family="paragraph" style:parent-style-name="Heading_20_1">
      <style:text-properties fo:language="en" fo:country="GB"/>
    </style:style>
    <style:style style:name="P12" style:family="paragraph" style:parent-style-name="Heading_20_2">
      <style:text-properties fo:language="en" fo:country="GB"/>
    </style:style>
    <style:style style:name="P13" style:family="paragraph" style:parent-style-name="Heading_20_3">
      <style:text-properties fo:language="en" fo:country="GB"/>
    </style:style>
    <style:style style:name="T1" style:family="text">
      <style:text-properties fo:font-style="italic" style:font-style-asian="italic" style:font-style-complex="italic"/>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fo:margin-top="0.1in" fo:margin-bottom="0.1in"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5000" number:language="en" number:country="US">
      <number:number number:min-integer-digits="1"/>
    </number:number-style>
    <number:text-style style:name="N5100" number:language="en" number:country="U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JbrowsoR specification</text:h>
      <text:h text:style-name="P12" text:outline-level="2">Introduction</text:h>
      <text:p text:style-name="P1">Jbrowsor is a web-application for managing JBrowse tracks and preparing views using subsets of said tracks. It is controlled by a front-end through http requests and serves the resulting views directly to end-users. User-authentication is implemented in a three-way manner between the end-user's browser, the front-end and JBrowse, access-rights are managed exclusively by the front-end.</text:p>
      <text:p text:style-name="P1">JBrowsoR is intentionally minimalistic. Its aim is to be robust and efficient. As long as the original genome annotation data (<text:span text:style-name="T1">.gff</text:span> or <text:span text:style-name="T1">.wig</text:span>) remains available, only the database of JBrowsoR needs to be backed up. The pre-calculated Jbrowse tracks can be regenerated simply by requeuing the genaration jobs.</text:p>
      <text:h text:style-name="P12" text:outline-level="2">Requests honoured by JBrowsoR</text:h>
      <text:h text:style-name="P13" text:outline-level="3">Authentication</text:h>
      <text:p text:style-name="P1"><text:sequence-ref text:reference-format="category-and-value" text:ref-name="refFigure0">Figure 1</text:sequence-ref> shows a possible authentication procedure. The red arrows indicate requests originating from a known and trusted front-end, while the blue ones may originate anywhere. The black arrows represent a typical scenario for communication between the front-end and the end-user. While this exact scenario is not mandatory it is necessary for the end user to initiate a RoR session with JBrowsoR and to supply the front-end session ID while loading the logo. Otherwise JBrowsoR will be unable to associate the RoR session with a front-end session.</text:p>
      <text:p text:style-name="P1"><draw:frame draw:style-name="fr1" draw:name="Frame1" text:anchor-type="paragraph" svg:width="6.9252in" draw:z-index="0"><draw:text-box fo:min-height="3.3634in"><text:p text:style-name="Figure"><draw:frame draw:style-name="fr2" draw:name="graphics1" text:anchor-type="paragraph" svg:width="6.9252in" svg:height="3.3634in" draw:z-index="1"><draw:image xlink:href="Pictures/20000002000005BA000002C8282DC871.eps" xlink:type="simple" xlink:show="embed" xlink:actuate="onLoad"/></draw:frame>Figure <text:sequence text:ref-name="refFigure0" text:name="Figure" text:formula="ooow:Figure+1" style:num-format="1">1</text:sequence>: Authentication Sequence Diagram</text:p></draw:text-box></draw:frame></text:p>
      <text:p text:style-name="P1">The authentication-related requests (both red and blue) are summarized in <text:sequence-ref text:reference-format="category-and-value" text:ref-name="refTable0">Table 1</text:sequence-ref>.</text:p>
      <table:table table:name="Table1" table:style-name="Table1">
        <table:table-column table:style-name="Table1.A"/>
        <table:table-column table:style-name="Table1.B"/>
        <table:table-column table:style-name="Table1.C"/>
        <table:table-header-rows>
          <text:soft-page-break/>
          <table:table-row table:style-name="Table1.1">
            <table:table-cell table:style-name="Table1.A1" office:value-type="float" office:value="0">
              <text:p text:style-name="P2">Request</text:p>
            </table:table-cell>
            <table:table-cell table:style-name="Table1.A1" office:value-type="float" office:value="0">
              <text:p text:style-name="P2">Action / Verification</text:p>
            </table:table-cell>
            <table:table-cell table:style-name="Table1.C1" office:value-type="float" office:value="0">
              <text:p text:style-name="P2">Response</text:p>
            </table:table-cell>
          </table:table-row>
        </table:table-header-rows>
        <table:table-row table:style-name="Table1.1">
          <table:table-cell table:style-name="Table1.A2" office:value-type="float" office:value="0">
            <text:p text:style-name="P3">GET</text:p>
            <text:p text:style-name="P3">/frontend_session/new(.:format)</text:p>
            <text:p text:style-name="P3"/>
          </table:table-cell>
          <table:table-cell table:style-name="Table1.B2" office:value-type="string">
            <text:list xml:id="list212461544" text:style-name="L1">
              <text:list-item>
                <text:p text:style-name="P4">Verify source is trusted.</text:p>
              </text:list-item>
              <text:list-item>
                <text:p text:style-name="P4">Generate new front-end session</text:p>
              </text:list-item>
            </text:list>
          </table:table-cell>
          <table:table-cell table:style-name="Table1.C2" office:value-type="string">
            <text:p text:style-name="P3">Front-end session ID<text:line-break/>(text, JSON, xml)</text:p>
          </table:table-cell>
        </table:table-row>
        <table:table-row table:style-name="Table1.1">
          <table:table-cell table:style-name="Table1.A2" office:value-type="float" office:value="0">
            <text:p text:style-name="P3">DELETE</text:p>
            <text:p text:style-name="P3">/frontend_session/:id(.:format)</text:p>
          </table:table-cell>
          <table:table-cell table:style-name="Table1.B2" office:value-type="string">
            <text:list xml:id="list225615785" text:style-name="L2">
              <text:list-item>
                <text:p text:style-name="P5">Delete Front-end session</text:p>
              </text:list-item>
            </text:list>
          </table:table-cell>
          <table:table-cell table:style-name="Table1.C2" office:value-type="string">
            <text:p text:style-name="P3">OK / success page</text:p>
          </table:table-cell>
        </table:table-row>
        <table:table-row table:style-name="Table1.1">
          <table:table-cell table:style-name="Table1.A2" office:value-type="float" office:value="0">
            <text:p text:style-name="P3">GET</text:p>
            <text:p text:style-name="P3">/logo/:id(.:format)</text:p>
            <text:p text:style-name="P10"/>
          </table:table-cell>
          <table:table-cell table:style-name="Table1.B2" office:value-type="string">
            <text:list xml:id="list2038375737" text:continue-numbering="true" text:style-name="L2">
              <text:list-item>
                <text:p text:style-name="P5">Check that front-end session is valid</text:p>
              </text:list-item>
              <text:list-item>
                <text:p text:style-name="P5">Store front-end session ID in RoR session</text:p>
              </text:list-item>
            </text:list>
          </table:table-cell>
          <table:table-cell table:style-name="Table1.C2" office:value-type="string">
            <text:p text:style-name="P3">JbrowsoR logo</text:p>
          </table:table-cell>
        </table:table-row>
        <table:table-row table:style-name="Table1.1">
          <table:table-cell table:style-name="Table1.A2" office:value-type="float" office:value="0">
            <text:p text:style-name="P3">POST track-ID list</text:p>
            <text:p text:style-name="P3">/jbrowse_view(.:format)</text:p>
          </table:table-cell>
          <table:table-cell table:style-name="Table1.B2" office:value-type="string">
            <text:list xml:id="list2128462425" text:style-name="L3">
              <text:list-item>
                <text:p text:style-name="P6">Verify source is trusted</text:p>
              </text:list-item>
              <text:list-item>
                <text:p text:style-name="P6">Generate new view associated with front-end session</text:p>
              </text:list-item>
            </text:list>
          </table:table-cell>
          <table:table-cell table:style-name="Table1.C2" office:value-type="string">
            <text:p text:style-name="P3">jbrowse_view_ID<text:line-break/>(text, JSON, xml)</text:p>
          </table:table-cell>
        </table:table-row>
        <table:table-row table:style-name="Table1.1">
          <table:table-cell table:style-name="Table1.A2" office:value-type="float" office:value="0">
            <text:p text:style-name="P3">GET</text:p>
            <text:p text:style-name="P3">/jbrowse_view/:id(.:format)</text:p>
          </table:table-cell>
          <table:table-cell table:style-name="Table1.B2" office:value-type="string">
            <text:list xml:id="list884435690" text:style-name="L4">
              <text:list-item>
                <text:p text:style-name="P7">Verify RoR session is associated with the front-end session that owns the view</text:p>
              </text:list-item>
            </text:list>
          </table:table-cell>
          <table:table-cell table:style-name="Table1.C2" office:value-type="string">
            <text:p text:style-name="P3">Serve the view</text:p>
          </table:table-cell>
        </table:table-row>
      </table:table>
      <text:p text:style-name="Table">Table <text:sequence text:ref-name="refTable0" text:name="Table" text:formula="ooow:Table+1" style:num-format="1">1</text:sequence>: Authentication related requests</text:p>
      <text:h text:style-name="Heading_20_3" text:outline-level="3">Track management</text:h>
      <text:p text:style-name="Text_20_body">In order to manage tracks, the front-end must interact with JBrowsoR. It must be able to request the generation of new tracks, query the status of tracks and request the preparation of new views.</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float" office:value="0">
              <text:p text:style-name="P2">Request</text:p>
            </table:table-cell>
            <table:table-cell table:style-name="Table2.A1" office:value-type="float" office:value="0">
              <text:p text:style-name="P2">Action / Verification</text:p>
            </table:table-cell>
            <table:table-cell table:style-name="Table2.C1" office:value-type="float" office:value="0">
              <text:p text:style-name="P2">Response</text:p>
            </table:table-cell>
          </table:table-row>
        </table:table-header-rows>
        <table:table-row table:style-name="Table2.1">
          <table:table-cell table:style-name="Table2.A2" office:value-type="float" office:value="0">
            <text:p text:style-name="P3">POST</text:p>
            <text:p text:style-name="P3">/jbrowse_track(.:format)</text:p>
            <text:p text:style-name="P3"/>
          </table:table-cell>
          <table:table-cell table:style-name="Table2.B2" office:value-type="string">
            <text:list xml:id="list1633781220" text:style-name="L5">
              <text:list-item>
                <text:p text:style-name="P8">Verify source is trusted</text:p>
              </text:list-item>
            </text:list>
            <text:list xml:id="list1840247669" text:continue-list="list212461544" text:style-name="L1">
              <text:list-item>
                <text:p text:style-name="P4">Create new track entry</text:p>
              </text:list-item>
              <text:list-item>
                <text:p text:style-name="P4">Queue track for generation</text:p>
              </text:list-item>
            </text:list>
          </table:table-cell>
          <table:table-cell table:style-name="Table2.C2" office:value-type="string">
            <text:p text:style-name="P3">jbrowse_track ID<text:line-break/>(text, JSON, xml)</text:p>
          </table:table-cell>
        </table:table-row>
        <table:table-row table:style-name="Table2.1">
          <table:table-cell table:style-name="Table2.A2" office:value-type="float" office:value="0">
            <text:p text:style-name="P3">GET</text:p>
            <text:p text:style-name="P3">/jbrowse_track/:id(.:format)tp://news.google.com/</text:p>
          </table:table-cell>
          <table:table-cell table:style-name="Table2.B2" office:value-type="string">
            <text:list xml:id="list415993525" text:continue-list="list1633781220" text:style-name="L5">
              <text:list-item>
                <text:p text:style-name="P8">Verify source is trusted</text:p>
              </text:list-item>
            </text:list>
            <text:list xml:id="list1295635753" text:style-name="L6">
              <text:list-item>
                <text:p text:style-name="P9">Verify status for each ID in the list</text:p>
              </text:list-item>
            </text:list>
          </table:table-cell>
          <table:table-cell table:style-name="Table2.C2" office:value-type="string">
            <text:p text:style-name="P3">jbrowse_track ID / Status pairs (JSON, xml)</text:p>
          </table:table-cell>
        </table:table-row>
        <table:table-row table:style-name="Table2.1">
          <table:table-cell table:style-name="Table2.A2" office:value-type="float" office:value="0">
            <text:p text:style-name="P3">POST track-ID list</text:p>
            <text:p text:style-name="P3">/jbrowse_view(.:format)</text:p>
          </table:table-cell>
          <table:table-cell table:style-name="Table2.B2" office:value-type="string">
            <text:list xml:id="list42617596" text:continue-list="list415993525" text:style-name="L5">
              <text:list-item>
                <text:p text:style-name="P8">Verify source is trusted</text:p>
              </text:list-item>
              <text:list-item>
                <text:p text:style-name="P8">Generate new view associated with front-end session</text:p>
              </text:list-item>
            </text:list>
          </table:table-cell>
          <table:table-cell table:style-name="Table2.C2" office:value-type="string">
            <text:p text:style-name="P3">jbrowse_view_ID<text:line-break/>(text, JSON, xml)</text:p>
          </table:table-cell>
        </table:table-row>
      </table:table>
      <text:p text:style-name="Table">Table <text:sequence text:ref-name="refTable1" text:name="Table" text:formula="ooow:Table+1" style:num-format="1">2</text:sequence>: Track-management related requests</text:p>
      <text:h text:style-name="P12" text:outline-level="2">Database</text:h>
      <text:p text:style-name="P1">The following four tables and a join-table should be sufficient for the database.</text:p>
      <table:table table:name="Table4" table:style-name="Table4">
        <table:table-column table:style-name="Table4.A"/>
        <table:table-column table:style-name="Table4.B"/>
        <table:table-column table:style-name="Table4.C"/>
        <table:table-header-rows>
          <text:soft-page-break/>
          <table:table-row>
            <table:table-cell table:style-name="Table4.A1" office:value-type="float" office:value="0">
              <text:p text:style-name="P2">Field</text:p>
            </table:table-cell>
            <table:table-cell table:style-name="Table4.A1" office:value-type="float" office:value="0">
              <text:p text:style-name="P2">Value</text:p>
            </table:table-cell>
            <table:table-cell table:style-name="Table4.C1" office:value-type="float" office:value="0">
              <text:p text:style-name="P2">Comment</text:p>
            </table:table-cell>
          </table:table-row>
        </table:table-header-rows>
        <table:table-row>
          <table:table-cell table:style-name="Table4.A2" office:value-type="float" office:value="0">
            <text:p text:style-name="P3">ID</text:p>
          </table:table-cell>
          <table:table-cell table:style-name="Table4.B2" office:value-type="string">
            <text:p text:style-name="P3">Int</text:p>
          </table:table-cell>
          <table:table-cell table:style-name="Table4.C2">
            <text:p text:style-name="P3"/>
          </table:table-cell>
        </table:table-row>
        <table:table-row>
          <table:table-cell table:style-name="Table4.A2" office:value-type="float" office:value="0">
            <text:p text:style-name="P3">Timestamp</text:p>
          </table:table-cell>
          <table:table-cell table:style-name="Table4.B2" office:value-type="string">
            <text:p text:style-name="P3">Time</text:p>
          </table:table-cell>
          <table:table-cell table:style-name="Table4.C3" office:value-type="string">
            <text:p text:style-name="P3">A timestamp is necessary in order to allow cleanup of old sessions</text:p>
          </table:table-cell>
        </table:table-row>
      </table:table>
      <text:p text:style-name="Table">Table <text:sequence text:ref-name="refTable2" text:name="Table" text:formula="ooow:Table+1" style:num-format="1">3</text:sequence>: Frontend_sessions</text:p>
      <text:p text:style-name="Standard"/>
      <table:table table:name="Table3" table:style-name="Table3">
        <table:table-column table:style-name="Table3.A"/>
        <table:table-column table:style-name="Table3.B"/>
        <table:table-column table:style-name="Table3.C"/>
        <table:table-header-rows>
          <table:table-row>
            <table:table-cell table:style-name="Table3.A1" office:value-type="float" office:value="0">
              <text:p text:style-name="P2">Field</text:p>
            </table:table-cell>
            <table:table-cell table:style-name="Table3.A1" office:value-type="float" office:value="0">
              <text:p text:style-name="P2">Value</text:p>
            </table:table-cell>
            <table:table-cell table:style-name="Table3.C1" office:value-type="float" office:value="0">
              <text:p text:style-name="P2">Comment</text:p>
            </table:table-cell>
          </table:table-row>
        </table:table-header-rows>
        <table:table-row>
          <table:table-cell table:style-name="Table3.A2" office:value-type="float" office:value="0">
            <text:p text:style-name="P3">ID</text:p>
          </table:table-cell>
          <table:table-cell table:style-name="Table3.B2" office:value-type="string">
            <text:p text:style-name="P3">Int</text:p>
          </table:table-cell>
          <table:table-cell table:style-name="Table3.C2">
            <text:p text:style-name="P3"/>
          </table:table-cell>
        </table:table-row>
        <table:table-row>
          <table:table-cell table:style-name="Table3.A2" office:value-type="float" office:value="0">
            <text:p text:style-name="P3">Name</text:p>
          </table:table-cell>
          <table:table-cell table:style-name="Table3.B2" office:value-type="string">
            <text:p text:style-name="P3">String</text:p>
          </table:table-cell>
          <table:table-cell table:style-name="Table3.C3" office:value-type="string">
            <text:p text:style-name="P3">Short descriptive name</text:p>
          </table:table-cell>
        </table:table-row>
        <table:table-row>
          <table:table-cell table:style-name="Table3.A2" office:value-type="float" office:value="0">
            <text:p text:style-name="P3">File_type</text:p>
          </table:table-cell>
          <table:table-cell table:style-name="Table3.B2" office:value-type="string">
            <text:p text:style-name="P3">gff/wig</text:p>
          </table:table-cell>
          <table:table-cell table:style-name="Table3.C3" office:value-type="string">
            <text:p text:style-name="P3">File format of input for jbrowse</text:p>
          </table:table-cell>
        </table:table-row>
        <table:table-row>
          <table:table-cell table:style-name="Table3.A2" office:value-type="float" office:value="0">
            <text:p text:style-name="P3">Data_type</text:p>
          </table:table-cell>
          <table:table-cell table:style-name="Table3.B2" office:value-type="string">
            <text:p text:style-name="P3">Qualitative/Quantitative</text:p>
          </table:table-cell>
          <table:table-cell table:style-name="Table3.C3" office:value-type="string">
            <text:p text:style-name="P3">Type of input for jbrowse</text:p>
          </table:table-cell>
        </table:table-row>
        <table:table-row>
          <table:table-cell table:style-name="Table3.A2" office:value-type="float" office:value="0">
            <text:p text:style-name="P3">URL</text:p>
          </table:table-cell>
          <table:table-cell table:style-name="Table3.B2" office:value-type="string">
            <text:p text:style-name="P3">Filename</text:p>
          </table:table-cell>
          <table:table-cell table:style-name="Table3.C3" office:value-type="string">
            <text:p text:style-name="P3">Location where the input data can be found</text:p>
          </table:table-cell>
        </table:table-row>
        <table:table-row>
          <table:table-cell table:style-name="Table3.A2" office:value-type="float" office:value="0">
            <text:p text:style-name="P3">Jbrowse_parameters</text:p>
          </table:table-cell>
          <table:table-cell table:style-name="Table3.B2" office:value-type="string">
            <text:p text:style-name="P3">string</text:p>
          </table:table-cell>
          <table:table-cell table:style-name="Table3.C3" office:value-type="string">
            <text:p text:style-name="P3">Command-line arguments for JBrowsoR scripts (color, size, type of track)</text:p>
          </table:table-cell>
        </table:table-row>
        <table:table-row>
          <table:table-cell table:style-name="Table3.A2" office:value-type="float" office:value="0">
            <text:p text:style-name="P3">Status</text:p>
          </table:table-cell>
          <table:table-cell table:style-name="Table3.B2" office:value-type="string">
            <text:p text:style-name="P3">Pending/Running/<text:line-break/>Good/Error</text:p>
          </table:table-cell>
          <table:table-cell table:style-name="Table3.C2">
            <text:p text:style-name="P3"/>
          </table:table-cell>
        </table:table-row>
        <table:table-row>
          <table:table-cell table:style-name="Table3.A2" office:value-type="float" office:value="0">
            <text:p text:style-name="P3">Base_filename</text:p>
          </table:table-cell>
          <table:table-cell table:style-name="Table3.B2" office:value-type="string">
            <text:p text:style-name="P3">Filename</text:p>
          </table:table-cell>
          <table:table-cell table:style-name="Table3.C3" office:value-type="string">
            <text:p text:style-name="P3">Filename for precalculated track info. This needs to be randomized in order to minimize the risk of unauthorized access.</text:p>
          </table:table-cell>
        </table:table-row>
      </table:table>
      <text:p text:style-name="Table">Table <text:sequence text:ref-name="refTable3" text:name="Table" text:formula="ooow:Table+1" style:num-format="1">4</text:sequence>: Tracks</text:p>
      <text:p text:style-name="P1"/>
      <table:table table:name="Table5" table:style-name="Table5">
        <table:table-column table:style-name="Table5.A"/>
        <table:table-column table:style-name="Table5.B"/>
        <table:table-column table:style-name="Table5.C"/>
        <table:table-header-rows>
          <table:table-row>
            <table:table-cell table:style-name="Table5.A1" office:value-type="float" office:value="0">
              <text:p text:style-name="P2">Field</text:p>
            </table:table-cell>
            <table:table-cell table:style-name="Table5.A1" office:value-type="float" office:value="0">
              <text:p text:style-name="P2">Value</text:p>
            </table:table-cell>
            <table:table-cell table:style-name="Table5.C1" office:value-type="float" office:value="0">
              <text:p text:style-name="P2">Comment</text:p>
            </table:table-cell>
          </table:table-row>
        </table:table-header-rows>
        <table:table-row>
          <table:table-cell table:style-name="Table5.A2" office:value-type="float" office:value="0">
            <text:p text:style-name="P3">ID</text:p>
          </table:table-cell>
          <table:table-cell table:style-name="Table5.B2" office:value-type="string">
            <text:p text:style-name="P3">Int</text:p>
          </table:table-cell>
          <table:table-cell table:style-name="Table5.C2">
            <text:p text:style-name="P3"/>
          </table:table-cell>
        </table:table-row>
        <table:table-row>
          <table:table-cell table:style-name="Table5.A2" office:value-type="float" office:value="0">
            <text:p text:style-name="P3">Timestamp</text:p>
          </table:table-cell>
          <table:table-cell table:style-name="Table5.B2" office:value-type="string">
            <text:p text:style-name="P3">Time</text:p>
          </table:table-cell>
          <table:table-cell table:style-name="Table5.C3" office:value-type="string">
            <text:p text:style-name="P3">For prioritization of jobs</text:p>
          </table:table-cell>
        </table:table-row>
        <table:table-row>
          <table:table-cell table:style-name="Table5.A2" office:value-type="float" office:value="0">
            <text:p text:style-name="P3">Track_id</text:p>
          </table:table-cell>
          <table:table-cell table:style-name="Table5.B2" office:value-type="string">
            <text:p text:style-name="P3">Int</text:p>
          </table:table-cell>
          <table:table-cell table:style-name="Table5.C3" office:value-type="string">
            <text:p text:style-name="P3">ID of the track to be precalculated</text:p>
          </table:table-cell>
        </table:table-row>
        <table:table-row>
          <table:table-cell table:style-name="Table5.A2" office:value-type="float" office:value="0">
            <text:p text:style-name="P3">Running</text:p>
          </table:table-cell>
          <table:table-cell table:style-name="Table5.B2" office:value-type="string">
            <text:p text:style-name="P3">Bool</text:p>
          </table:table-cell>
          <table:table-cell table:style-name="Table5.C3" office:value-type="string">
            <text:p text:style-name="P3">Useful in case of parallel track generation</text:p>
          </table:table-cell>
        </table:table-row>
      </table:table>
      <text:p text:style-name="Table">Table <text:sequence text:ref-name="refTable4" text:name="Table" text:formula="ooow:Table+1" style:num-format="1">5</text:sequence>: Jobs</text:p>
      <text:p text:style-name="Standard"/>
      <table:table table:name="Table6" table:style-name="Table6">
        <table:table-column table:style-name="Table6.A"/>
        <table:table-column table:style-name="Table6.B"/>
        <table:table-column table:style-name="Table6.C"/>
        <table:table-header-rows>
          <table:table-row>
            <table:table-cell table:style-name="Table6.A1" office:value-type="float" office:value="0">
              <text:p text:style-name="P2">Field</text:p>
            </table:table-cell>
            <table:table-cell table:style-name="Table6.A1" office:value-type="float" office:value="0">
              <text:p text:style-name="P2">Value</text:p>
            </table:table-cell>
            <table:table-cell table:style-name="Table6.C1" office:value-type="float" office:value="0">
              <text:p text:style-name="P2">Comment</text:p>
            </table:table-cell>
          </table:table-row>
        </table:table-header-rows>
        <table:table-row>
          <table:table-cell table:style-name="Table6.A2" office:value-type="float" office:value="0">
            <text:p text:style-name="P3">ID</text:p>
          </table:table-cell>
          <table:table-cell table:style-name="Table6.B2" office:value-type="string">
            <text:p text:style-name="P3">Int</text:p>
          </table:table-cell>
          <table:table-cell table:style-name="Table6.C2">
            <text:p text:style-name="P3"/>
          </table:table-cell>
        </table:table-row>
        <table:table-row>
          <table:table-cell table:style-name="Table6.A2" office:value-type="float" office:value="0">
            <text:p text:style-name="P3">Timestamp</text:p>
          </table:table-cell>
          <table:table-cell table:style-name="Table6.B2" office:value-type="string">
            <text:p text:style-name="P3">Time</text:p>
          </table:table-cell>
          <table:table-cell table:style-name="Table6.C3" office:value-type="string">
            <text:p text:style-name="P3">A timestamp is necessary in order to allow cleanup of old views</text:p>
          </table:table-cell>
        </table:table-row>
        <table:table-row>
          <table:table-cell table:style-name="Table6.A2" office:value-type="float" office:value="0">
            <text:p text:style-name="P3">Frontend_session_id</text:p>
          </table:table-cell>
          <table:table-cell table:style-name="Table6.B2" office:value-type="string">
            <text:p text:style-name="P3">Int</text:p>
          </table:table-cell>
          <table:table-cell table:style-name="Table6.C3" office:value-type="string">
            <text:p text:style-name="P3">Owner of the view</text:p>
          </table:table-cell>
        </table:table-row>
        <table:table-row>
          <table:table-cell table:style-name="Table6.A2" office:value-type="float" office:value="0">
            <text:p text:style-name="P3">Permanent_public</text:p>
          </table:table-cell>
          <table:table-cell table:style-name="Table6.B2" office:value-type="string">
            <text:p text:style-name="P3">Bool</text:p>
          </table:table-cell>
          <table:table-cell table:style-name="Table6.C3" office:value-type="string">
            <text:p text:style-name="P3">Permanently defined views, the access to which is public (i.e. publication related data)</text:p>
          </table:table-cell>
        </table:table-row>
      </table:table>
      <text:p text:style-name="Table">Table <text:sequence text:ref-name="refTable5" text:name="Table" text:formula="ooow:Table+1" style:num-format="1">6</text:sequence>: JBrowse_views</text:p>
      <text:p text:style-name="Standard"><text:soft-page-break/></text:p>
      <table:table table:name="Table7" table:style-name="Table7">
        <table:table-column table:style-name="Table7.A"/>
        <table:table-column table:style-name="Table7.B"/>
        <table:table-column table:style-name="Table7.C"/>
        <table:table-header-rows>
          <table:table-row>
            <table:table-cell table:style-name="Table7.A1" office:value-type="float" office:value="0">
              <text:p text:style-name="P2">Field</text:p>
            </table:table-cell>
            <table:table-cell table:style-name="Table7.A1" office:value-type="float" office:value="0">
              <text:p text:style-name="P2">Value</text:p>
            </table:table-cell>
            <table:table-cell table:style-name="Table7.C1" office:value-type="float" office:value="0">
              <text:p text:style-name="P2">Comment</text:p>
            </table:table-cell>
          </table:table-row>
        </table:table-header-rows>
        <table:table-row>
          <table:table-cell table:style-name="Table7.A2" office:value-type="float" office:value="0">
            <text:p text:style-name="P3">ID</text:p>
          </table:table-cell>
          <table:table-cell table:style-name="Table7.B2" office:value-type="string">
            <text:p text:style-name="P3">Int</text:p>
          </table:table-cell>
          <table:table-cell table:style-name="Table7.C2">
            <text:p text:style-name="P3"/>
          </table:table-cell>
        </table:table-row>
        <table:table-row>
          <table:table-cell table:style-name="Table7.A2" office:value-type="float" office:value="0">
            <text:p text:style-name="P3">Position</text:p>
          </table:table-cell>
          <table:table-cell table:style-name="Table7.B2" office:value-type="string">
            <text:p text:style-name="P3">Int</text:p>
          </table:table-cell>
          <table:table-cell table:style-name="Table7.C3" office:value-type="string">
            <text:p text:style-name="P3">Position in the list of tracks for a particular view</text:p>
          </table:table-cell>
        </table:table-row>
        <table:table-row>
          <table:table-cell table:style-name="Table7.A2" office:value-type="float" office:value="0">
            <text:p text:style-name="P3">View_id</text:p>
          </table:table-cell>
          <table:table-cell table:style-name="Table7.B2" office:value-type="string">
            <text:p text:style-name="P3">Int</text:p>
          </table:table-cell>
          <table:table-cell table:style-name="Table7.C3" office:value-type="string">
            <text:p text:style-name="P3">View containing the track</text:p>
          </table:table-cell>
        </table:table-row>
        <table:table-row>
          <table:table-cell table:style-name="Table7.A2" office:value-type="float" office:value="0">
            <text:p text:style-name="P3">Track_id</text:p>
          </table:table-cell>
          <table:table-cell table:style-name="Table7.B2" office:value-type="string">
            <text:p text:style-name="P3">Int</text:p>
          </table:table-cell>
          <table:table-cell table:style-name="Table7.C3" office:value-type="string">
            <text:p text:style-name="P3">Track which is part of the view</text:p>
          </table:table-cell>
        </table:table-row>
      </table:table>
      <text:p text:style-name="Table">Table <text:sequence text:ref-name="refTable6" text:name="Table" text:formula="ooow:Table+1" style:num-format="1">7</text:sequence>: View_join_Track</text:p>
      <text:h text:style-name="Heading_20_2" text:outline-level="2">Background tasks</text:h>
      <text:h text:style-name="Heading_20_3" text:outline-level="3">Track generation</text:h>
      <text:p text:style-name="Text_20_body">It is necessary to have a track generation task which reads and updates the jobs as it begins a task. Once the task is finished, the corresponding row is removed from the 'jobs' table and the status in the 'tracks' table is updated.</text:p>
      <text:h text:style-name="Heading_20_3" text:outline-level="3">Cleanup</text:h>
      <text:p text:style-name="Text_20_body">Removal of front-end sessions and views after a period of inactivity.</text:p>
      <text:h text:style-name="Heading_20_2" text:outline-level="2">Maintenance</text:h>
      <text:h text:style-name="Heading_20_3" text:outline-level="3">Regeneration</text:h>
      <text:p text:style-name="Text_20_body">A script to regenerate corrupt or lost Jbrowse tracks from the 'tracks' table entry. This amounts to removal of the old files, update of the track status to 'pending' and queuing of the job.</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Bernhard Sonderegger</meta:initial-creator>
    <meta:creation-date>2009-09-17T11:11:12</meta:creation-date>
    <dc:date>2009-10-09T14:43:03</dc:date>
    <dc:creator>Bernhard Sonderegger</dc:creator>
    <meta:editing-duration>PT06H15M58S</meta:editing-duration>
    <meta:editing-cycles>10</meta:editing-cycles>
    <meta:generator>OpenOffice.org/3.1$Unix OpenOffice.org_project/310m19$Build-9420</meta:generator>
    <meta:printed-by>Bernhard Sonderegger</meta:printed-by>
    <meta:print-date>2009-10-09T14:16:35</meta:print-date>
    <meta:document-statistic meta:table-count="7" meta:image-count="1" meta:object-count="0" meta:page-count="4" meta:paragraph-count="148" meta:word-count="739" meta:character-count="4743"/>
  </office:meta>
</office:document-meta>
</file>